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Ebrima" svg:font-family="Ebrima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Candara" svg:font-family="Candara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Candara" fo:font-size="11pt" style:text-underline-style="solid" style:text-underline-width="auto" style:text-underline-color="font-color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/>
    </style:style>
    <style:style style:name="T3" style:family="text">
      <style:text-properties fo:background-color="#66ff99"/>
    </style:style>
    <style:style style:name="T4" style:family="text">
      <style:text-properties fo:background-color="#9999ff"/>
    </style:style>
    <style:style style:name="T5" style:family="text">
      <style:text-properties fo:background-color="#ff990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background-color="#ffff99"/>
    </style:style>
    <style:style style:name="T8" style:family="text">
      <style:text-properties style:text-underline-style="solid" style:text-underline-width="auto" style:text-underline-color="font-color" fo:background-color="#ff6600"/>
    </style:style>
    <style:style style:name="T9" style:family="text">
      <style:text-properties style:text-underline-style="solid" style:text-underline-width="auto" style:text-underline-color="font-color" fo:background-color="#99ff66"/>
    </style:style>
    <style:style style:name="T10" style:family="text">
      <style:text-properties fo:background-color="#ffff99"/>
    </style:style>
    <style:style style:name="T11" style:family="text">
      <style:text-properties fo:background-color="#ff6600"/>
    </style:style>
    <style:style style:name="T12" style:family="text">
      <style:text-properties fo:background-color="#99ff66"/>
    </style:style>
    <style:style style:name="T13" style:family="text">
      <style:text-properties fo:background-color="transparent"/>
    </style:style>
    <style:style style:name="T14" style:family="text">
      <style:text-properties style:text-underline-style="none" fo:background-color="#ff6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 1</text:p>
      <text:p text:style-name="P2"/>
      <text:p text:style-name="P1"><text:span text:style-name="T1">PLATO</text:span> (<text:span text:style-name="T2">NOMBRE</text:span>,DESCRIPCION,FOTO,PRECIO)<text:span text:style-name="T3">NOMBRE_CATEGORIA</text:span></text:p>
      <text:p text:style-name="P1"><text:span text:style-name="T1">CATEGORIA</text:span> (<text:span text:style-name="T3">NOMBRE</text:span>,DESCRIPCION)</text:p>
      <text:p text:style-name="P1"><text:span text:style-name="T1">RECETA</text:span> (<text:span text:style-name="T4">CODIGO</text:span>,TIEMPO,DIFICULTAD,<text:span text:style-name="T2">NOMBRE_PLATO</text:span></text:p>
      <text:p text:style-name="P1"><text:span text:style-name="T1">INGREDIENTE</text:span> (<text:span text:style-name="T5">NOMBRE</text:span>,FOTO,STOCK)</text:p>
      <text:p text:style-name="P1"><text:span text:style-name="T1">RECETA_USA_INGREDIENTE</text:span> (<text:span text:style-name="T4">CODIGO</text:span>,<text:span text:style-name="T5">NOMBRE</text:span>,CANTIDAD,UNIDAD_DE_MEDIDA)</text:p>
      <text:p text:style-name="P2"/>
      <text:p text:style-name="P2"/>
      <text:p text:style-name="P2">EJERCICIO 3</text:p>
      <text:p text:style-name="P2"/>
      <text:p text:style-name="P1"><text:span text:style-name="T1">CICLISTA</text:span>=<text:span text:style-name="T8">DNI</text:span>,NOMBRE,NACIONALIDAD,F.NACIMIENTO</text:p>
      <text:p text:style-name="P1"><text:span text:style-name="T1">EQUIPO</text:span>=<text:span text:style-name="T7">NOMBRE</text:span>,NACIONALIDAD,DIRECTOR</text:p>
      <text:p text:style-name="P1"><text:span text:style-name="T1">PRUEBA</text:span>=<text:span text:style-name="T9">NOMBRE</text:span>,<text:span text:style-name="T9">ANIO</text:span>,N.ETAPAS,KM.TOTALES, <text:span text:style-name="T14">DNI_GANADOR</text:span></text:p>
      <text:p text:style-name="P1"><text:span text:style-name="T1">CICLISTA_PERTENECE_EQUIPO</text:span>=<text:span text:style-name="T10">NOMBRE_EQUIPO</text:span>,<text:span text:style-name="T11">DNI_CICLISTA</text:span>,F.INICIO,F.FIN</text:p>
      <text:p text:style-name="P1"><text:span text:style-name="T1">EQUIPO_PARTICIPA_PRUEBA</text:span>=<text:span text:style-name="T10">NOMBRE_EQUIPO</text:span>,<text:span text:style-name="T12">NOMBRE_PRUEBA,</text:span><text:span text:style-name="T13"> </text:span><text:span text:style-name="T12">ANIO_PRUEBA</text:span>,PUESTO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Ebrima" svg:font-family="Ebrima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Candara" svg:font-family="Candara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M55S</meta:editing-duration>
    <meta:editing-cycles>3</meta:editing-cycles>
    <meta:generator>OpenOffice/4.1.14$Win32 OpenOffice.org_project/4114m1$Build-9811</meta:generator>
    <dc:date>2023-10-11T12:23:27.24</dc:date>
    <meta:document-statistic meta:table-count="0" meta:image-count="0" meta:object-count="0" meta:page-count="1" meta:paragraph-count="12" meta:word-count="21" meta:character-count="515"/>
    <dc:creator>Alvaro Villanova</dc:creator>
    <meta:user-defined meta:name="Info 1"/>
    <meta:user-defined meta:name="Info 2"/>
    <meta:user-defined meta:name="Info 3"/>
    <meta:user-defined meta:name="Info 4"/>
  </office:meta>
</office:document-meta>
</file>